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50210" officeooo:paragraph-rsid="00150210"/>
    </style:style>
    <style:style style:name="P2" style:family="paragraph" style:parent-style-name="Standard">
      <style:text-properties style:font-name="Arial" officeooo:rsid="000da02b" officeooo:paragraph-rsid="000da02b"/>
    </style:style>
    <style:style style:name="P3" style:family="paragraph" style:parent-style-name="Standard">
      <style:text-properties style:font-name="Arial" officeooo:rsid="0013cba9" officeooo:paragraph-rsid="0013cba9"/>
    </style:style>
    <style:style style:name="P4" style:family="paragraph" style:parent-style-name="Standard">
      <style:text-properties style:font-name="Arial" officeooo:rsid="00125555" officeooo:paragraph-rsid="00125555"/>
    </style:style>
    <style:style style:name="P5" style:family="paragraph" style:parent-style-name="Standard">
      <style:text-properties style:font-name="Arial" officeooo:rsid="00125555" officeooo:paragraph-rsid="00150210"/>
    </style:style>
    <style:style style:name="P6" style:family="paragraph" style:parent-style-name="Standard">
      <style:text-properties style:font-name="Arial" officeooo:rsid="0014a80e" officeooo:paragraph-rsid="0014a80e"/>
    </style:style>
    <style:style style:name="P7" style:family="paragraph" style:parent-style-name="Standard">
      <style:text-properties style:font-name="Arial" officeooo:rsid="000f3f30" officeooo:paragraph-rsid="000f3f30"/>
    </style:style>
    <style:style style:name="P8" style:family="paragraph" style:parent-style-name="Standard">
      <style:text-properties style:font-name="Arial" officeooo:rsid="000f9ac6" officeooo:paragraph-rsid="000f9ac6"/>
    </style:style>
    <style:style style:name="P9" style:family="paragraph" style:parent-style-name="Standard">
      <style:text-properties style:font-name="Arial" officeooo:rsid="00110de0" officeooo:paragraph-rsid="00110de0"/>
    </style:style>
    <style:style style:name="P10" style:family="paragraph" style:parent-style-name="Standard">
      <style:text-properties style:font-name="Arial" fo:font-size="10pt" officeooo:rsid="000da02b" officeooo:paragraph-rsid="0014a80e" style:font-size-asian="10pt" style:font-size-complex="10pt"/>
    </style:style>
    <style:style style:name="P11" style:family="paragraph" style:parent-style-name="Footer">
      <style:paragraph-properties fo:text-align="center" style:justify-single-word="false"/>
      <style:text-properties style:font-name="Arial" fo:font-size="10pt" style:font-size-asian="10pt" style:font-size-complex="10pt"/>
    </style:style>
    <style:style style:name="T1" style:family="text">
      <style:text-properties officeooo:rsid="0011774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iplomarbeitsantrag</text:h>
      <text:p text:style-name="P2"/>
      <text:h text:style-name="Heading_20_2" text:outline-level="2">Schule</text:h>
      <text:p text:style-name="P2">Höhere technische Bundeslehranstalt Kaindorf/Sulm</text:p>
      <text:p text:style-name="P2">Abteilung</text:p>
      <text:p text:style-name="P2">Hauptverantwortlich: Mechatronik </text:p>
      <text:p text:style-name="P2"/>
      <text:h text:style-name="Heading_20_2" text:outline-level="2">AV</text:h>
      <text:p text:style-name="P2">Hauptverantwortlich: Karl HARTINGER</text:p>
      <text:p text:style-name="P2"/>
      <text:h text:style-name="Heading_20_2" text:outline-level="2">Abschließende Prüfung</text:h>
      <text:p text:style-name="P2">2018</text:p>
      <text:p text:style-name="P2">Betreuer</text:p>
      <text:p text:style-name="P2">Hauptverantwortlich: Peter NÖHRER</text:p>
      <text:p text:style-name="P2">Andere: Manfred STEINER, Wolfgang SAUER</text:p>
      <text:p text:style-name="P2"/>
      <text:h text:style-name="Heading_20_2" text:outline-level="2">Ausgangslage</text:h>
      <text:p text:style-name="P1">Es gilt, ein Gerät zu entwickeln, welches das Raumklima misst, verarbeitet und ausgibt. Dies soll zur Optimierung des Arbeitsklimas in Büros und Klassenzimmern beitragen.</text:p>
      <text:p text:style-name="P1">Die maximale Arbeitsplatzkonzentration ist zur jetzigen fast immer überschritten.</text:p>
      <text:h text:style-name="Heading_20_2" text:outline-level="2">Projektteam (Arbeitsaufwand)</text:h>
      <text:p text:style-name="P2">Name</text:p>
      <text:p text:style-name="P2">Individuelle Themenstellung</text:p>
      <text:p text:style-name="P2">Klasse</text:p>
      <text:p text:style-name="P2">Arbeitsaufwand</text:p>
      <text:p text:style-name="P2">Raphael TUTTNER (Hauptverantwortlich)</text:p>
      <text:p text:style-name="P2">Projektleitung und Programmierung</text:p>
      <text:p text:style-name="P2">AHME 14</text:p>
      <text:p text:style-name="P2">180 Stunden</text:p>
      <text:p text:style-name="P2">Moritz MARTINAK</text:p>
      <text:p text:style-name="P2">Elektronik und Sensorik</text:p>
      <text:p text:style-name="P2">AHME 14</text:p>
      <text:p text:style-name="P2">180 Stunden</text:p>
      <text:p text:style-name="P2">Gert ENZI</text:p>
      <text:p text:style-name="P2">Mechanik und Zusammenbau</text:p>
      <text:p text:style-name="P2">AHME 14</text:p>
      <text:p text:style-name="P2">180 Stunden</text:p>
      <text:p text:style-name="P2"/>
      <text:h text:style-name="Heading_20_2" text:outline-level="2"><text:soft-page-break/>Projektpartner</text:h>
      <text:p text:style-name="P3">keiner</text:p>
      <text:p text:style-name="P2"/>
      <text:h text:style-name="Heading_20_2" text:outline-level="2">Untersuchungsanliegen der individuellen Themenbereiche</text:h>
      <text:p text:style-name="P4">Raphael Tuttner ist für die Entwicklung eines µC - Programms zur Verarbeitung und Visualisierung der Messwerte verantwortlich.</text:p>
      <text:p text:style-name="P4">Moritz Martinak ist für die Ausarbeitung und Entwicklung der Sensorik und den dazugehörigen Schaltungen und Platinen zuständig.</text:p>
      <text:p text:style-name="P5">Gert Enzi ist für das Gehäusedesign und die Fertigung von besagtem Gehäuse als auch der Fertigung der Platinen verantwortlich.</text:p>
      <text:p text:style-name="P5"/>
      <text:h text:style-name="Heading_20_2" text:outline-level="2">Zielsetzung</text:h>
      <text:p text:style-name="P6">Das Messgerät soll in der Lage sein das Raumklima fortlaufend auszuwerten und darzustellen. Es soll keine Anbindung an das Stromnetz benötigen und von Leihen benutzt werden können.</text:p>
      <text:p text:style-name="P2"/>
      <text:h text:style-name="Heading_20_2" text:outline-level="2">Geplantes Ergebnis der Prüfungskandidaten</text:h>
      <text:p text:style-name="P6">Das geplante Ergebnis ist ein funktionsfähiger Prototyp der alle angegebenen Sensoren auswerten kann.</text:p>
      <text:p text:style-name="P2"/>
      <text:h text:style-name="Heading_20_2" text:outline-level="2">Meilensteine</text:h>
      <text:p text:style-name="P2">04.01.2018 Konzeptfreeze</text:p>
      <text:p text:style-name="P2">07.07.2018 Fertigstellung Sensorausarbeitung</text:p>
      <text:p text:style-name="P2">09.09.2018 Fertigstellung µC - Software</text:p>
      <text:p text:style-name="P2">09.09.2018 Fertigstellung Platinendesign</text:p>
      <text:p text:style-name="P7">23.09.2018 Erster Test des Gesamtsystems</text:p>
      <text:p text:style-name="P7">23.09.2018 Fertigstellung Gehäusedesign</text:p>
      <text:p text:style-name="P8">3<text:span text:style-name="T1">0</text:span>.1<text:span text:style-name="T1">1</text:span>.2018 Fertigung von Gehäuse und Platinen</text:p>
      <text:p text:style-name="P9">28.02.2019 Fertigstellung der Dokumentation</text:p>
      <text:p text:style-name="P2"/>
      <text:h text:style-name="Heading_20_2" text:outline-level="2">Finaler Titel der Arbeit</text:h>
      <text:p text:style-name="P1">Raumklimasens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style:font-name="Arial" fo:font-size="10pt" officeooo:rsid="000da02b" officeooo:paragraph-rsid="0014a80e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style:font-name="Arial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Enzi, Martinak, Tuttner</text:p>
      </style:header>
      <style:footer>
        <text:p text:style-name="MP2"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8T11:24:49.860407481</meta:creation-date>
    <dc:date>2018-02-28T12:13:54.535065183</dc:date>
    <meta:editing-duration>PT32M9S</meta:editing-duration>
    <meta:editing-cycles>10</meta:editing-cycles>
    <meta:generator>LibreOffice/5.1.6.2$Linux_X86_64 LibreOffice_project/10m0$Build-2</meta:generator>
    <meta:document-statistic meta:table-count="0" meta:image-count="0" meta:object-count="0" meta:page-count="2" meta:paragraph-count="55" meta:word-count="239" meta:character-count="1972" meta:non-whitespace-character-count="1787"/>
  </office:meta>
</office:document-meta>
</file>